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" svg:font-family="'Segoe UI', 'Lucida Grande', Verdana, Arial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-1.101cm" fo:text-indent="0cm" style:auto-text-indent="false" fo:background-color="transparent"/>
      <style:text-properties style:font-name="Times New Roman" fo:font-size="14pt" officeooo:rsid="0019a0a1" officeooo:paragraph-rsid="0019a0a1" style:font-size-asian="14pt" style:font-size-complex="14pt"/>
    </style:style>
    <style:style style:name="P2" style:family="paragraph" style:parent-style-name="Standard">
      <loext:graphic-properties draw:fill="none"/>
      <style:paragraph-properties fo:margin-left="-1.401cm" fo:margin-right="-1.101cm" fo:text-indent="0cm" style:auto-text-indent="false" fo:background-color="transparent"/>
      <style:text-properties style:font-name="Times New Roman" fo:font-size="14pt" officeooo:paragraph-rsid="0019a0a1" style:font-size-asian="14pt" style:font-size-complex="14pt"/>
    </style:style>
    <style:style style:name="P3" style:family="paragraph" style:parent-style-name="Standard">
      <loext:graphic-properties draw:fill="none"/>
      <style:paragraph-properties fo:margin-left="-1.401cm" fo:margin-right="-1.101cm" fo:text-indent="0cm" style:auto-text-indent="false" fo:background-color="transparent"/>
      <style:text-properties style:font-name="Times New Roman" fo:font-size="14pt" fo:font-weight="bold" officeooo:paragraph-rsid="0019a0a1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-1.401cm" fo:margin-right="-1.101cm" fo:text-indent="0cm" style:auto-text-indent="false" fo:background-color="transparent"/>
      <style:text-properties style:font-name="Times New Roman" fo:font-size="14pt" fo:font-weight="normal" officeooo:paragraph-rsid="0019a0a1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-1.401cm" fo:margin-right="-1.101cm" fo:text-indent="0cm" style:auto-text-indent="false" fo:background-color="transparent">
        <style:tab-stops>
          <style:tab-stop style:position="1.972cm" style:type="right"/>
        </style:tab-stops>
      </style:paragraph-properties>
      <style:text-properties style:font-name="Times New Roman" fo:font-size="12pt" style:font-size-asian="12pt" style:font-size-complex="12pt"/>
    </style:style>
    <style:style style:name="P6" style:family="paragraph" style:parent-style-name="Standard">
      <loext:graphic-properties draw:fill="none"/>
      <style:paragraph-properties fo:margin-left="-1.401cm" fo:margin-right="-1.101cm" fo:text-indent="0cm" style:auto-text-indent="false" fo:background-color="transparent"/>
      <style:text-properties style:font-name="Times New Roman" fo:font-size="12pt" style:font-size-asian="12pt" style:font-size-complex="12pt"/>
    </style:style>
    <style:style style:name="P7" style:family="paragraph" style:parent-style-name="Standard">
      <loext:graphic-properties draw:fill="none"/>
      <style:paragraph-properties fo:margin-left="-1.401cm" fo:margin-right="-1.101cm" fo:text-indent="0cm" style:auto-text-indent="false" fo:background-color="transparent"/>
      <style:text-properties officeooo:paragraph-rsid="0020518e"/>
    </style:style>
    <style:style style:name="P8" style:family="paragraph" style:parent-style-name="Standard">
      <loext:graphic-properties draw:fill="none"/>
      <style:paragraph-properties fo:margin-left="0cm" fo:margin-right="-1.101cm" fo:text-indent="0cm" style:auto-text-indent="false" fo:background-color="transparent"/>
      <style:text-properties style:font-name="Times New Roman" fo:font-size="14pt" officeooo:paragraph-rsid="0019a0a1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0cm" fo:margin-right="-1.101cm" fo:text-indent="0cm" style:auto-text-indent="false" style:page-number="auto" fo:background-color="transparent"/>
      <style:text-properties style:font-name="Times New Roman" fo:font-size="12pt" style:font-size-asian="12pt" style:font-size-complex="12pt"/>
    </style:style>
    <style:style style:name="P10" style:family="paragraph" style:parent-style-name="Header" style:master-page-name="">
      <loext:graphic-properties draw:fill="none"/>
      <style:paragraph-properties fo:margin-left="1cm" fo:margin-right="0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1" style:family="text">
      <style:text-properties officeooo:rsid="0019a0a1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19a0a1"/>
    </style:style>
    <style:style style:name="T4" style:family="text">
      <style:text-properties fo:font-variant="normal" fo:text-transform="none" fo:color="#333333" fo:letter-spacing="normal" fo:font-style="normal" fo:font-weight="normal" officeooo:rsid="001a7075"/>
    </style:style>
    <style:style style:name="T5" style:family="text">
      <style:text-properties fo:font-variant="normal" fo:text-transform="none" fo:color="#333333" fo:letter-spacing="normal" fo:font-style="normal" fo:font-weight="normal" officeooo:rsid="001a7075" style:font-weight-asian="normal" style:font-weight-complex="normal"/>
    </style:style>
    <style:style style:name="T6" style:family="text">
      <style:text-properties fo:font-variant="normal" fo:text-transform="none" fo:color="#333333" fo:letter-spacing="normal" fo:font-style="normal" fo:font-weight="normal" officeooo:rsid="001cb8e7" style:font-weight-asian="normal" style:font-weight-complex="normal"/>
    </style:style>
    <style:style style:name="T7" style:family="text">
      <style:text-properties fo:font-variant="normal" fo:text-transform="none" fo:color="#333333" fo:letter-spacing="normal" fo:font-style="normal" officeooo:rsid="001a7075"/>
    </style:style>
    <style:style style:name="T8" style:family="text">
      <style:text-properties fo:font-variant="normal" fo:text-transform="none" fo:color="#333333" fo:letter-spacing="normal" fo:font-style="normal" officeooo:rsid="001cb8e7"/>
    </style:style>
    <style:style style:name="T9" style:family="text">
      <style:text-properties fo:font-variant="normal" fo:text-transform="none" fo:color="#333333" fo:letter-spacing="normal" fo:font-style="normal" fo:font-weight="bold" officeooo:rsid="001a7075" style:font-weight-asian="bold" style:font-weight-complex="bold"/>
    </style:style>
    <style:style style:name="T10" style:family="text">
      <style:text-properties fo:font-weight="bold" officeooo:rsid="0019a0a1" style:font-weight-asian="bold" style:font-weight-complex="bold"/>
    </style:style>
    <style:style style:name="T11" style:family="text">
      <style:text-properties style:font-name="Times New Roman" fo:font-size="14pt" officeooo:rsid="0019a0a1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iznes procesy w firmie IT</text:p>
      <text:p text:style-name="P5">moc obliczeniową, przyrostu danych oraz wymiana obecnie posiadanego sys-</text:p>
      <text:p text:style-name="P6">temu na nowszy, bo jest brak kompatybilności z nowymi systemami operacyjnymi, brak</text:p>
      <text:p text:style-name="P6">wsparcia producenta, z tego wynika wysokie ryzyko awarii.</text:p>
      <text:p text:style-name="P1">Brak miejsca </text:p>
      <text:p text:style-name="P1">W obecnej postój pracy wynosi 5 dni.</text:p>
      <text:p text:style-name="P1">transferem danyc</text:p>
      <text:p text:style-name="P1">Okres gwarancj wygasł,</text:p>
      <text:p text:style-name="P1">traci swoją kompatybilność z nowymi systemami</text:p>
      <text:p text:style-name="P1">powolną pracę serwerów</text:p>
      <text:p text:style-name="P1">długim czas oczekiwania na wyniki</text:p>
      <text:p text:style-name="P7"><text:span text:style-name="T11">Wpływ na to ma szybkość procesowa, pamięć RAM, pojemność dysku, przepustowość, itp</text:span></text:p>
      <text:p text:style-name="P7"><text:span text:style-name="T10">1 diagram </text:span><text:span text:style-name="T1">zeliona freee, niebieski </text:span><text:span text:style-name="T2">presję pamięci wewnętrznej, </text:span><text:span text:style-name="T3">fioletowa cached</text:span></text:p>
      <text:p text:style-name="P2"><text:span text:style-name="T3"/></text:p>
      <text:p text:style-name="P2"><text:span text:style-name="T3">Rozwiązaniem minimalnym jest zakup 2 serwerów pozwalających na zabezpieczenie firmy w razie awarii serwera głównego.</text:span></text:p>
      <text:p text:style-name="P2"><text:span text:style-name="T3">Najlepszym rozwiązanie jest kupienie 3 serwerów oraz dodatkowych dyski w celu zwiększenia dostępnej przestrzeni masowej. Pozwoli to na nie na zwiększenie przestrzeni, ale również mocy obliczeniowej niezbędnej do prawidłowej pracy systemów i aplikacji firmy oraz tworzenia raportów i analiz na podstawie danych zawartych w systemach bazodanowyc</text:span><text:span text:style-name="T4">h.</text:span></text:p>
      <text:p text:style-name="P2"><text:span text:style-name="T4">Należy również pamiętać o dodatkowym zabezpieczeniu, jakim jest cykliczne kopiowanie danych na zewnętrzne media lub nośniki Daje to gwarancję bezpieczeństwa i odtworzenie systemu nawet w razie nadzwyczajnych sytuacji jak pożar itp.</text:span></text:p>
      <text:p text:style-name="P8"><text:span text:style-name="T4"/></text:p>
      <text:p text:style-name="P3"><text:span text:style-name="T7">Zarządzanie procesami biznesowymi w sektorze hotelarskim</text:span></text:p>
      <text:p text:style-name="P2"><text:span text:style-name="T4">opisane zarządzanie procesami biznesowymi w hotelach:</text:span></text:p>
      <text:p text:style-name="P2"><text:span text:style-name="T4">z naciskiem na zapewnienie wysokiej jakości obsługi gości</text:span></text:p>
      <text:p text:style-name="P8"><text:span text:style-name="T4"/></text:p>
      <text:p text:style-name="P2"><text:span text:style-name="T4">Powyższa mapa opisuję podstawowe etapy w sektorze hotelarskim, aby zrozumieć listę I hierarchię procesów. Każdy problem może byćpowiązany z określonym procesem biznesowym lub kilkoma procesami.</text:span></text:p>
      <text:p text:style-name="P2"><text:span text:style-name="T4">Firmy zmuszone są do szybszego wprowadzania innowacji w swoich modelach biznesowych.</text:span></text:p>
      <text:p text:style-name="P2"><text:span text:style-name="T4">Korzystanie z usług hotelowych, takich jak: zakwaterowanie,</text:span></text:p>
      <text:p text:style-name="P2"><text:span text:style-name="T4">restauracja, bar, centrum spa nie jest już uważane za luksus. Dzisiaj wszystkie te usługi są niezbędne wielu osobom w ich codziennym życiu.</text:span></text:p>
      <text:p text:style-name="P8"><text:span text:style-name="T4"/></text:p>
      <text:p text:style-name="P2"><text:span text:style-name="T4">Innowacyjne technologie stosowane w branży hotelarskiej:</text:span></text:p>
      <text:p text:style-name="P2"><text:span text:style-name="T9">USB gniazda</text:span><text:span text:style-name="T4"> Dla wygody klienta, aby nie nosił ze sobą różnych adapterów, proponuje wyposażać swoje pokoje w specjalne gniazda USB. Te gniazda mogą mieć 2 modyfikacje:</text:span></text:p>
      <text:p text:style-name="P2"><text:span text:style-name="T4">1. specjalistyczne gniazda USB;</text:span></text:p>
      <text:p text:style-name="P2"><text:span text:style-name="T4">2. combo gniazda USB z tradycyjnymi złączami.</text:span></text:p>
      <text:p text:style-name="P3"><text:span text:style-name="T8">A</text:span><text:span text:style-name="T7">ntichrapkowy pokój<text:tab/></text:span><text:span text:style-name="T5">całkowitej izolacj </text:span><text:span text:style-name="T6">pokoja .pokój jest wyposażony w specjalną pochłaniającą dźwięk głowicę łóżka, poduszki anty-chrapkowe i podszewki pod plecami.</text:span></text:p>
      <text:p text:style-name="P3"><text:span text:style-name="T8">Chipy elektroniczne do pościeli w pokojach hotelowych</text:span></text:p>
      <text:p text:style-name="P4"><text:span text:style-name="T8">Chipy mają na celu zapobieganie kradzieży przez gości ręczniki hotelowe, poszewki, na poduszki i prześcieradła.</text:span></text:p>
      <text:p text:style-name="P4"><text:span text:style-name="T8">Bielizna chipy identyfikacyjnych o częstotliwości radiowej.</text:span></text:p>
      <text:p text:style-name="P4"><text:span text:style-name="T8">Obecnie na rynku usług hotelowych brakuje wysokiej jakości obiektów noclego-</text:span></text:p>
      <text:p text:style-name="P4"><text:span text:style-name="T8">wych, na które jest duży popyt usługi. Analizując działalność przedsiębiorstw hotelowych</text:span></text:p>
      <text:p text:style-name="P4"><text:span text:style-name="T8">w warunkach globalizacji należy zwrócić uwagę na ciągłą walkę o klienta, w wyniku której</text:span></text:p>
      <text:p text:style-name="P4"><text:span text:style-name="T8">opracowywane są innowacyjne pomysły i procesy doskonalenia przedsiębiorstwa hotelarskie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" svg:font-family="'Segoe UI', 'Lucida Grande', Verdana, Arial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1cm" fo:margin-right="0cm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cm" fo:margin-bottom="0cm" fo:margin-left="2.02cm" fo:margin-right="2.5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1.275cm" fo:margin-right="0.33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9:35:26.383326527</meta:creation-date>
    <dc:date>2020-01-07T22:57:48.967945143</dc:date>
    <meta:editing-duration>PT21M4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5" meta:word-count="396" meta:character-count="2946" meta:non-whitespace-character-count="2584"/>
  </office:meta>
</office:document-meta>
</file>